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hangospace" svg:font-family="Changospace, monospace"/>
    <style:font-face style:name="Open Sans" svg:font-family="'Open Sans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29cm" fo:widows="1" fo:text-indent="0cm" style:auto-text-indent="false"/>
      <style:text-properties fo:font-variant="normal" fo:text-transform="none" fo:color="#777777" fo:letter-spacing="normal"/>
    </style:style>
    <style:style style:name="P2" style:family="paragraph" style:parent-style-name="Standard">
      <style:paragraph-properties fo:margin-left="0cm" fo:margin-right="0cm" style:line-height-at-least="0.529cm" fo:widows="1" fo:text-indent="0cm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style:line-height-at-least="0.529cm" fo:widows="1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style:line-height-at-least="0.529cm" fo:widows="1" fo:text-indent="0cm" style:auto-text-indent="false"/>
      <style:text-properties fo:font-variant="normal" fo:text-transform="none" fo:color="#000000" style:font-name="Open Sans" fo:font-size="10.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style:line-height-at-least="0.529cm" fo:widows="1" fo:text-indent="0cm" style:auto-text-indent="false"/>
      <style:text-properties fo:font-variant="normal" fo:text-transform="none" fo:color="#04ff04" style:font-name="Changospace" fo:font-size="9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style:line-height-at-least="0.529cm" fo:widows="1" fo:text-indent="0cm" style:auto-text-indent="false"/>
      <style:text-properties fo:font-variant="normal" fo:text-transform="none" fo:color="#000000" style:font-name="Changospace" fo:font-size="9.75pt" fo:letter-spacing="normal" fo:font-style="normal" fo:font-weight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officeooo:rsid="001d44e5"/>
    </style:style>
    <style:style style:name="T3" style:family="text">
      <style:text-properties style:font-name="Arial" fo:font-size="10.5pt" fo:font-style="normal"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formato del comando pg_dump es:</text:p>
      <text:p text:style-name="P3"><text:span text:style-name="T3">pg_dump [opciones] [nombre_base]</text:span></text:p>
      <text:p text:style-name="P3"/>
      <text:p text:style-name="P3"><text:span text:style-name="T3">-a </text:span><text:span text:style-name="T1">o </text:span>–<text:span text:style-name="T3">data-only</text:span><text:span text:style-name="T1">: Hace un volcado solo de los datos y no del esquema.</text:span></text:p>
      <text:p text:style-name="P3"><text:span text:style-name="T1"><text:s/></text:span><text:span text:style-name="T2">Esta opción correponde a las opciones controlar la salida del contenido</text:span></text:p>
      <text:p text:style-name="P6"/>
      <text:p text:style-name="P4">-v ejecutará el comando en modo verbose (así podremos ir viendo la salida de cada paso del proceso).</text:p>
      <text:p text:style-name="P5"/>
      <text:p text:style-name="P1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hangospace" svg:font-family="Changospace, monospace"/>
    <style:font-face style:name="Open Sans" svg:font-family="'Open Sans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0:22:48.726247696</meta:creation-date>
    <dc:date>2016-04-30T11:10:08.006695982</dc:date>
    <meta:editing-duration>PT1M58S</meta:editing-duration>
    <meta:editing-cycles>1</meta:editing-cycles>
    <meta:document-statistic meta:table-count="0" meta:image-count="0" meta:object-count="0" meta:page-count="1" meta:paragraph-count="5" meta:word-count="52" meta:character-count="306" meta:non-whitespace-character-count="258"/>
    <meta:generator>LibreOffice/4.2.8.2$Linux_x86 LibreOffice_project/420m0$Build-2</meta:generator>
  </office:meta>
</office:document-meta>
</file>